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786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LÝ DO VÀ BIỆN PHÁP XỬ LÝ</text:p>
          </table:table-cell>
          <table:table-cell table:style-name="ce7"/>
        </table:table-row>
        <table:table-row table:style-name="ro2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7"/>
        </table:table-row>
        <table:table-row table:style-name="ro3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7"/>
        </table:table-row>
        <table:table-row table:style-name="ro4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)" xlink:type="simple">get_cell</text:a></text:p>
          </table:table-cell>
          <table:covered-table-cell table:style-name="ce2"/>
          <table:table-cell table:style-name="ce6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/>
        </table:table-row>
        <table:table-row table:style-name="ro5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/>
        </table:table-row>
        <table:table-row table:style-name="ro6" table:number-rows-repeated="1048570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8T09:22:57</meta:creation-date>
    <meta:generator>LibreOffice/3.5$Linux_x86 LibreOffice_project/350m1$Build-2</meta:generator>
    <dc:date>2015-08-18T09:23:52</dc:date>
    <dc:creator>phuoc </dc:creator>
    <meta:editing-duration>P0D</meta:editing-duration>
    <meta:editing-cycles>1</meta:editing-cycles>
    <meta:document-statistic meta:table-count="3" meta:cell-count="13" meta:object-count="0"/>
  </office:meta>
</office:document-meta>
</file>